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table:table-cell table:style-name="ce20" table:number-columns-repeated="21"/>
          <table:table-cell table:number-columns-repeated="230"/>
        </table:table-row>
        <table:table-row table:style-name="ro3" table:number-rows-repeated="48">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number-rows-repeated="72">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16:18:23.64076080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4T16:20:09.955998299</dc:date>
    <meta:editing-duration>P1DT6H20M51S</meta:editing-duration>
    <meta:editing-cycles>409</meta:editing-cycles>
    <meta:generator>LibreOffice/5.1.6.2$Linux_X86_64 LibreOffice_project/10m0$Build-2</meta:generator>
    <meta:document-statistic meta:table-count="4" meta:cell-count="8818" meta:object-count="0"/>
  </office:meta>
</office:document-meta>
</file>